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roman" style:font-pitch="variable" style:font-charset="x-symbol"/>
    <style:font-face style:name="Arial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TML_20_Preformatted">
      <style:paragraph-properties fo:background-color="#ffffff">
        <style:background-image/>
      </style:paragraph-properties>
    </style:style>
    <style:style style:name="P2" style:family="paragraph" style:parent-style-name="HTML_20_Preformatted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HTML_20_Preformatted">
      <style:paragraph-properties fo:background-color="#eff0f1" style:vertical-align="baseline">
        <style:background-image/>
      </style:paragraph-properties>
    </style:style>
    <style:style style:name="P4" style:family="paragraph" style:parent-style-name="HTML_20_Preformatted">
      <style:paragraph-properties fo:background-color="#eff0f1" style:vertical-align="baseline">
        <style:background-image/>
      </style:paragraph-properties>
      <style:text-properties fo:color="#303336" style:font-name="inherit" fo:background-color="#eff0f1"/>
    </style:style>
    <style:style style:name="P5" style:family="paragraph" style:parent-style-name="HTML_20_Preformatted">
      <style:paragraph-properties fo:break-before="page" fo:background-color="#ffffff">
        <style:background-image/>
      </style:paragraph-properties>
    </style:style>
    <style:style style:name="P6" style:family="paragraph" style:parent-style-name="HTML_20_Preformatted">
      <style:paragraph-properties style:line-height-at-least="0.614cm" fo:background-color="#f9fbff" fo:padding-left="0.423cm" fo:padding-right="0.423cm" fo:padding-top="0.353cm" fo:padding-bottom="0.353cm" fo:border="0.026cm solid #dddddd" style:vertical-align="baseline">
        <style:background-image/>
      </style:paragraph-properties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loext:contextual-spacing="false" fo:margin-top="0cm" fo:margin-bottom="0cm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9" style:family="paragraph" style:parent-style-name="Standard">
      <style:paragraph-properties fo:margin-left="1.249cm" fo:margin-right="0cm" fo:text-align="start" style:justify-single-word="false" fo:text-indent="-1.249cm" style:auto-text-indent="false"/>
    </style:style>
    <style:style style:name="P10" style:family="paragraph" style:parent-style-name="Quotations">
      <style:paragraph-properties fo:margin-top="0cm" fo:margin-bottom="0cm" fo:padding="0cm" fo:border="none" style:writing-mode="lr-tb"/>
    </style:style>
    <style:style style:name="P11" style:family="paragraph" style:parent-style-name="Quotations">
      <style:paragraph-properties fo:margin-top="0cm" fo:margin-bottom="0cm" fo:padding="0cm" fo:border="none" style:writing-mode="lr-tb"/>
      <style:text-properties fo:font-variant="normal" fo:text-transform="none" fo:color="#222222" style:font-name="Arial" fo:letter-spacing="normal" fo:font-style="normal" fo:font-weight="normal"/>
    </style:style>
    <style:style style:name="P12" style:family="paragraph" style:parent-style-name="Quotations">
      <style:paragraph-properties fo:margin-left="2cm" fo:margin-right="2cm" fo:margin-top="0cm" fo:margin-bottom="0cm" fo:text-indent="0cm" style:auto-text-indent="false" fo:padding="0cm" fo:border="none" style:writing-mode="lr-tb"/>
      <style:text-properties fo:font-variant="normal" fo:text-transform="none" fo:color="#222222" style:font-name="Arial" fo:letter-spacing="normal" fo:font-style="normal" fo:font-weight="normal"/>
    </style:style>
    <style:style style:name="P13" style:family="paragraph" style:parent-style-name="HTML_20_Preformatted">
      <style:paragraph-properties fo:background-color="#ffffff">
        <style:background-image/>
      </style:paragraph-properties>
      <style:text-properties fo:color="#000000"/>
    </style:style>
    <style:style style:name="P14" style:family="paragraph" style:parent-style-name="HTML_20_Preformatted">
      <style:paragraph-properties fo:background-color="#eff0f1" fo:padding="0.074cm" fo:border-left="none" fo:border-right="none" fo:border-top="none" fo:border-bottom="0.002cm solid #000000" style:vertical-align="baseline" style:join-border="false">
        <style:background-image/>
      </style:paragraph-properties>
    </style:style>
    <style:style style:name="P15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8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Wingdings" style:font-name-asian="Wingdings1" style:font-name-complex="Wingdings1"/>
    </style:style>
    <style:style style:name="T8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9" style:family="text">
      <style:text-properties fo:color="#0000ff"/>
    </style:style>
    <style:style style:name="T10" style:family="text">
      <style:text-properties fo:color="#0000ff" fo:font-size="10pt" style:font-name-asian="Times New Roman" style:font-size-asian="10pt" style:language-asian="es" style:country-asian="CL" style:font-name-complex="Courier New1" style:font-size-complex="10pt"/>
    </style:style>
    <style:style style:name="T11" style:family="text">
      <style:text-properties fo:color="#660e7a" fo:font-weight="bold" style:font-weight-asian="bold" style:font-weight-complex="bold"/>
    </style:style>
    <style:style style:name="T12" style:family="text">
      <style:text-properties fo:color="#101094" style:font-name="inherit" fo:background-color="#eff0f1" loext:char-shading-value="0" loext:padding="0cm" loext:border="none"/>
    </style:style>
    <style:style style:name="T13" style:family="text">
      <style:text-properties fo:color="#303336" style:font-name="inherit" fo:background-color="#eff0f1" loext:char-shading-value="0" loext:padding="0cm" loext:border="none"/>
    </style:style>
    <style:style style:name="T14" style:family="text">
      <style:text-properties fo:color="#7d2727" style:font-name="inherit" fo:background-color="#eff0f1" loext:char-shading-value="0" loext:padding="0cm" loext:border="none"/>
    </style:style>
    <style:style style:name="T15" style:family="text">
      <style:text-properties fo:color="#2b91af" style:font-name="inherit" fo:background-color="#eff0f1" loext:char-shading-value="0" loext:padding="0cm" loext:border="none"/>
    </style:style>
    <style:style style:name="T16" style:family="text">
      <style:text-properties fo:color="#111111" style:font-name="Lucida Console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andom</text:h>
      <text:h text:style-name="Heading_20_1" text:outline-level="1">Android Estudio V3.0.17/Flutter</text:h>
      <text:p text:style-name="Standard"/>
      <text:p text:style-name="Standard">Objetivo:Secuencias aleatorias</text:p>
      <text:p text:style-name="Standard"/>
      <text:p text:style-name="Standard">F.Creación: 17-5-2018</text:p>
      <text:p text:style-name="Standard"/>
      <text:p text:style-name="P7">Programa:</text:p>
      <text:p text:style-name="P7"/>
      <text:p text:style-name="P7">Fuente:<text:tab/><text:a xlink:type="simple" xlink:href="http://shailen.github.io/blog/2012/12/10/random-dart-nextbool-nextint-and-nextdouble/" text:style-name="ListLabel_20_1" text:visited-style-name="ListLabel_20_1"><text:span text:style-name="Internet_20_link">dart random</text:span></text:a></text:p>
      <text:p text:style-name="P7"/>
      <text:p text:style-name="P5"><text:span text:style-name="T4">import </text:span><text:span text:style-name="T5">'dart:math' </text:span><text:span text:style-name="T4">as </text:span><text:span text:style-name="T6">math;</text:span><text:span text:style-name="T7"></text:span><text:span text:style-name="T6">libreria</text:span></text:p>
      <text:p text:style-name="P8"/>
      <text:p text:style-name="P8"><text:span text:style-name="T8">int seed = </text:span><text:span text:style-name="T10">0</text:span><text:span text:style-name="T8">;</text:span></text:p>
      <text:p text:style-name="P2">seed.toDouble(),</text:p>
      <text:p text:style-name="P2">seed.round()</text:p>
      <text:p text:style-name="P7"/>
      <text:p text:style-name="P1"><text:span text:style-name="T6">math.Random </text:span><text:span text:style-name="T11">_random</text:span><text:span text:style-name="T6">;</text:span></text:p>
      <text:p text:style-name="P1"><text:span text:style-name="T11">_random </text:span><text:span text:style-name="T6">= </text:span><text:span text:style-name="T4">new </text:span><text:span text:style-name="T6">math.Random(</text:span><text:span text:style-name="T11">widget</text:span><text:span text:style-name="T6">.</text:span><text:span text:style-name="T11">seed</text:span><text:span text:style-name="T6">); </text:span></text:p>
      <text:p text:style-name="P1"><text:span text:style-name="T11">random</text:span><text:span text:style-name="T6">.nextInt(</text:span><text:span text:style-name="T9">10</text:span><text:span text:style-name="T6">)</text:span><text:span text:style-name="T7"></text:span><text:span text:style-name="T6">Genera un número entre [0,10)</text:span></text:p>
      <text:p text:style-name="P2">random.nextDouble()</text:p>
      <text:p text:style-name="P2">random.nextBool()</text:p>
      <text:p text:style-name="P2"><text:bookmark text:name="_GoBack"/></text:p>
      <text:h text:style-name="Heading_20_2" text:outline-level="2">Ejemplo</text:h>
      <text:p text:style-name="P3"><text:span text:style-name="kwd"><text:span text:style-name="T12">import</text:span></text:span><text:span text:style-name="pln"><text:span text:style-name="T13"> </text:span></text:span><text:span text:style-name="str"><text:span text:style-name="T14">'dart:math'</text:span></text:span><text:span text:style-name="pun"><text:span text:style-name="T13">;</text:span></text:span></text:p>
      <text:p text:style-name="P4"><text:span text:style-name="pln"/></text:p>
      <text:p text:style-name="P3"><text:span text:style-name="pln"><text:span text:style-name="T13">main</text:span></text:span><text:span text:style-name="pun"><text:span text:style-name="T13">()</text:span></text:span><text:span text:style-name="pln"><text:span text:style-name="T13"> </text:span></text:span><text:span text:style-name="pun"><text:span text:style-name="T13">{</text:span></text:span></text:p>
      <text:p text:style-name="P3"><text:span text:style-name="pln"><text:span text:style-name="T13"><text:s text:c="2"/></text:span></text:span><text:span text:style-name="kwd"><text:span text:style-name="T12">var</text:span></text:span><text:span text:style-name="pln"><text:span text:style-name="T13"> rng </text:span></text:span><text:span text:style-name="pun"><text:span text:style-name="T13">=</text:span></text:span><text:span text:style-name="pln"><text:span text:style-name="T13"> </text:span></text:span><text:span text:style-name="kwd"><text:span text:style-name="T12">new</text:span></text:span><text:span text:style-name="pln"><text:span text:style-name="T13"> </text:span></text:span><text:span text:style-name="typ"><text:span text:style-name="T15">Random</text:span></text:span><text:span text:style-name="pun"><text:span text:style-name="T13">();</text:span></text:span></text:p>
      <text:p text:style-name="P3"><text:span text:style-name="pln"><text:span text:style-name="T13"><text:s text:c="2"/></text:span></text:span><text:span text:style-name="kwd"><text:span text:style-name="T12">for</text:span></text:span><text:span text:style-name="pln"><text:span text:style-name="T13"> </text:span></text:span><text:span text:style-name="pun"><text:span text:style-name="T13">(</text:span></text:span><text:span text:style-name="kwd"><text:span text:style-name="T12">var</text:span></text:span><text:span text:style-name="pln"><text:span text:style-name="T13"> i </text:span></text:span><text:span text:style-name="pun"><text:span text:style-name="T13">=</text:span></text:span><text:span text:style-name="pln"><text:span text:style-name="T13"> </text:span></text:span><text:span text:style-name="lit"><text:span text:style-name="T14">0</text:span></text:span><text:span text:style-name="pun"><text:span text:style-name="T13">;</text:span></text:span><text:span text:style-name="pln"><text:span text:style-name="T13"> i </text:span></text:span><text:span text:style-name="pun"><text:span text:style-name="T13">&lt;</text:span></text:span><text:span text:style-name="pln"><text:span text:style-name="T13"> </text:span></text:span><text:span text:style-name="lit"><text:span text:style-name="T14">10</text:span></text:span><text:span text:style-name="pun"><text:span text:style-name="T13">;</text:span></text:span><text:span text:style-name="pln"><text:span text:style-name="T13"> i</text:span></text:span><text:span text:style-name="pun"><text:span text:style-name="T13">++)</text:span></text:span><text:span text:style-name="pln"><text:span text:style-name="T13"> </text:span></text:span><text:span text:style-name="pun"><text:span text:style-name="T13">{</text:span></text:span></text:p>
      <text:p text:style-name="P3"><text:span text:style-name="pln"><text:span text:style-name="T13"><text:s text:c="4"/>print</text:span></text:span><text:span text:style-name="pun"><text:span text:style-name="T13">(</text:span></text:span><text:span text:style-name="pln"><text:span text:style-name="T13">rng</text:span></text:span><text:span text:style-name="pun"><text:span text:style-name="T13">.</text:span></text:span><text:span text:style-name="pln"><text:span text:style-name="T13">nextInt</text:span></text:span><text:span text:style-name="pun"><text:span text:style-name="T13">(</text:span></text:span><text:span text:style-name="lit"><text:span text:style-name="T14">100</text:span></text:span><text:span text:style-name="pun"><text:span text:style-name="T13">));</text:span></text:span></text:p>
      <text:p text:style-name="P3"><text:span text:style-name="pln"><text:span text:style-name="T13"><text:s text:c="2"/></text:span></text:span><text:span text:style-name="pun"><text:span text:style-name="T13">}</text:span></text:span></text:p>
      <text:p text:style-name="P3"><text:span text:style-name="pun"><text:span text:style-name="T13">}</text:span></text:span></text:p>
      <text:p text:style-name="P7"/>
      <text:p text:style-name="P6"><text:span text:style-name="HTML_20_Code"><text:span text:style-name="T16">int randRange(int min, int max) {</text:span></text:span></text:p>
      <text:p text:style-name="P6"><text:span text:style-name="HTML_20_Code"><text:span text:style-name="T16"><text:s text:c="2"/>var random = new Random();</text:span></text:span></text:p>
      <text:p text:style-name="P6"><text:span text:style-name="HTML_20_Code"><text:span text:style-name="T16"><text:s text:c="2"/>return min + random.nextInt(max - min);</text:span></text:span></text:p>
      <text:p text:style-name="P6"><text:span text:style-name="HTML_20_Code"><text:span text:style-name="T16">}</text:span></text:span></text:p>
      <text:p text:style-name="P7"/>
      <text:p text:style-name="P9"/>
      <text:h text:style-name="Heading_20_2" text:outline-level="2">encriptado</text:h>
      <text:p text:style-name="P3"><text:span text:style-name="typ"><text:span text:style-name="T15">int</text:span></text:span><text:span text:style-name="pln"><text:span text:style-name="T13"> random</text:span></text:span><text:span text:style-name="pun"><text:span text:style-name="T13">()</text:span></text:span><text:span text:style-name="pln"><text:span text:style-name="T13"> </text:span></text:span><text:span text:style-name="pun"><text:span text:style-name="T13">{</text:span></text:span></text:p>
      <text:p text:style-name="P3"><text:span text:style-name="pln"><text:span text:style-name="T13"><text:s text:c="2"/></text:span></text:span><text:span text:style-name="kwd"><text:span text:style-name="T12">final</text:span></text:span><text:span text:style-name="pln"><text:span text:style-name="T13"> ary </text:span></text:span><text:span text:style-name="pun"><text:span text:style-name="T13">=</text:span></text:span><text:span text:style-name="pln"><text:span text:style-name="T13"> </text:span></text:span><text:span text:style-name="kwd"><text:span text:style-name="T12">new</text:span></text:span><text:span text:style-name="pln"><text:span text:style-name="T13"> </text:span></text:span><text:span text:style-name="typ"><text:span text:style-name="T15">Int32Array</text:span></text:span><text:span text:style-name="pun"><text:span text:style-name="T13">(</text:span></text:span><text:span text:style-name="lit"><text:span text:style-name="T14">1</text:span></text:span><text:span text:style-name="pun"><text:span text:style-name="T13">);</text:span></text:span></text:p>
      <text:p text:style-name="P3"><text:span text:style-name="pln"><text:span text:style-name="T13"><text:s text:c="2"/>window</text:span></text:span><text:span text:style-name="pun"><text:span text:style-name="T13">.</text:span></text:span><text:span text:style-name="pln"><text:span text:style-name="T13">crypto</text:span></text:span><text:span text:style-name="pun"><text:span text:style-name="T13">.</text:span></text:span><text:span text:style-name="pln"><text:span text:style-name="T13">getRandomValues</text:span></text:span><text:span text:style-name="pun"><text:span text:style-name="T13">(</text:span></text:span><text:span text:style-name="pln"><text:span text:style-name="T13">ary</text:span></text:span><text:span text:style-name="pun"><text:span text:style-name="T13">);</text:span></text:span></text:p>
      <text:p text:style-name="P3"><text:span text:style-name="pln"><text:span text:style-name="T13"><text:s text:c="2"/></text:span></text:span><text:span text:style-name="kwd"><text:span text:style-name="T12">return</text:span></text:span><text:span text:style-name="pln"><text:span text:style-name="T13"> ary</text:span></text:span><text:span text:style-name="pun"><text:span text:style-name="T13">[</text:span></text:span><text:span text:style-name="lit"><text:span text:style-name="T14">0</text:span></text:span><text:span text:style-name="pun"><text:span text:style-name="T13">];</text:span></text:span></text:p>
      <text:p text:style-name="P14"><text:span text:style-name="pun"><text:span text:style-name="T13">}</text:span></text:span></text:p>
      <text:p text:style-name="P12">Random seed = Random();</text:p>
      <text:p text:style-name="P11">const int MAX_VALUE = 10;</text:p>
      <text:p text:style-name="P10"/>
      <text:p text:style-name="P11">int val1 = seed.nextInt(MAX_VALUE);</text:p>
      <text:p text:style-name="P11">int val2 = seed.nextInt(MAX_VALUE);</text:p>
      <text:p text:style-name="P11">int sum = val1 + val2;</text:p>
      <text:p text:style-name="P10"/>
      <text:p text:style-name="P11">print('$val1 + $val2 = $sum');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roman" style:font-pitch="variable" style:font-charset="x-symbol"/>
    <style:font-face style:name="Arial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justify" style:justify-single-word="false" fo:orphans="2" fo:widows="2" style:writing-mode="lr-tb"/>
      <style:text-properties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fo:font-size="12pt" style:font-name-asian="Calibri1" style:font-size-asian="12pt" style:font-name-complex="Tahoma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1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name-asian="Calibri1" style:font-size-asian="16pt" style:font-name-complex="Tahoma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name-asian="Calibri1" style:font-size-asian="13pt" style:font-name-complex="Tahoma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name-asian="Calibri1" style:font-size-asian="12pt" style:font-name-complex="Tahoma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1" style:font-size-complex="10pt"/>
    </style:style>
    <style:style style:name="kwd" style:family="text" style:parent-style-name="Default_20_Paragraph_20_Font"/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 de </text:span><text:span text:style-name="MT3"><text:page-count style:num-format="1">2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áximo Meza</dc:creator>
    <meta:editing-cycles>14</meta:editing-cycles>
    <meta:creation-date>2018-03-07T12:45:00</meta:creation-date>
    <dc:date>2019-01-30T19:55:36</dc:date>
    <meta:editing-duration>PT59M38S</meta:editing-duration>
    <meta:generator>OpenOffice/4.1.6$Unix OpenOffice.org_project/416m1$Build-9790</meta:generator>
    <meta:document-statistic meta:table-count="0" meta:image-count="0" meta:object-count="0" meta:page-count="2" meta:paragraph-count="40" meta:word-count="127" meta:character-count="8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